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4"/>
          <table:table-cell table:style-name="ce2"/>
          <table:table-cell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nto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onto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Risor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MILITARI</text:p>
          </table:table-cell>
          <table:table-cell office:value-type="string" calcext:value-type="string">
            <text:p>PVITTORIA</text:p>
          </table:table-cell>
          <table:table-cell table:style-name="ce1" office:value-type="string" calcext:value-type="string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ullaBonusSpazioAz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0:49:48.30233631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4:09:41.385770091</meta:creation-date>
    <dc:date>2017-06-19T20:51:09.835113426</dc:date>
    <meta:editing-duration>PT14H26M18S</meta:editing-duration>
    <meta:editing-cycles>22</meta:editing-cycles>
    <meta:generator>LibreOffice/5.1.6.2$Linux_X86_64 LibreOffice_project/10m0$Build-2</meta:generator>
    <meta:document-statistic meta:table-count="1" meta:cell-count="4272" meta:object-count="0"/>
  </office:meta>
</office:document-meta>
</file>